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hdphoto1.wdp" manifest:media-type=""/>
  <manifest:file-entry manifest:full-path="media/image3.png" manifest:media-type="image/png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1.20833in" style:font-size-asian="1.20833in" style:font-size-complex="1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draw:fill="none" draw:stroke="none"/>
    </style:style>
    <style:style style:family="text" style:name="a439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9167in" style:font-size-asian="0.29167in" style:font-size-complex="0.291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9167in" style:font-size-asian="0.29167in" style:font-size-complex="0.291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437" draw:master-page-name="Master1-Layout1-title-Title-Slide" presentation:presentation-page-layout-name="Master1-PPL1" draw:id="Slide-256">
        <draw:frame draw:id="id83" presentation:style-name="a441" draw:name="Title 1" svg:x="1.15in" svg:y="1.5663in" svg:width="10.9in" svg:height="3.32in" presentation:class="title" presentation:placeholder="false">
          <draw:text-box>
            <text:p text:style-name="a440" text:class-names="" text:cond-style-name=""><text:span text:style-name="a438" text:class-names="">Electronic devices</text:span><text:span text:style-name="a439" text:class-names=""/></text:p>
          </draw:text-box>
          <svg:title/>
          <svg:desc/>
        </draw:frame>
        <draw:frame draw:id="id84" presentation:style-name="a449" draw:name="Subtitle 2" svg:x="0.95741in" svg:y="5.20391in" svg:width="8.63in" svg:height="1.17in" presentation:class="subtitle" presentation:placeholder="false">
          <draw:text-box>
            <text:p text:style-name="a443" text:class-names="" text:cond-style-name=""><text:span text:style-name="a442" text:class-names="">Submitted By:-</text:span></text:p>
            <text:p text:style-name="a446" text:class-names="" text:cond-style-name=""><text:span text:style-name="a444" text:class-names="">Iknoor</text:span><text:span text:style-name="a445" text:class-names=""><text:s text:c="1"/>Kaur</text:span></text:p>
            <text:p text:style-name="a448" text:class-names="" text:cond-style-name=""><text:span text:style-name="a447" text:class-names="">2010990302</text:span></text:p>
          </draw:text-box>
          <svg:title/>
          <svg:desc/>
        </draw:frame>
        <draw:frame draw:id="id85" draw:style-name="a455" draw:name="TextBox 3" svg:x="7.56349in" svg:y="5.20391in" svg:width="4.81243in" svg:height="0.80781in">
          <draw:text-box>
            <text:p text:style-name="a451" text:class-names="" text:cond-style-name=""><text:span text:style-name="a450" text:class-names="">Submitted to:-</text:span></text:p>
            <text:p text:style-name="a454" text:class-names="" text:cond-style-name=""><text:span text:style-name="a452" text:class-names="">Mr Lavish Arora</text:span><text:span text:style-name="a453" text:class-names=""/></text:p>
          </draw:text-box>
          <svg:title/>
          <svg:desc/>
        </draw:frame>
      </draw:page>
      <draw:page draw:name="Slide2" draw:style-name="a456" draw:master-page-name="Master1-Layout2-obj-Title-and-Content" presentation:presentation-page-layout-name="Master1-PPL2" draw:id="Slide-257">
        <draw:frame draw:id="id86" presentation:style-name="a457" draw:name="Title 1" svg:x="1.17in" svg:y="0.53in" svg:width="11in" svg:height="1.76in" presentation:class="title" presentation:placeholder="true">
          <draw:text-box/>
          <svg:title/>
          <svg:desc/>
        </draw:frame>
        <draw:frame draw:id="id87" presentation:style-name="a458" draw:name="Content Placeholder 2" svg:x="1.17in" svg:y="2.32in" svg:width="11in" svg:height="4.43in" presentation:class="outline" presentation:placeholder="true">
          <draw:text-box/>
          <svg:title/>
          <svg:desc/>
        </draw:frame>
      </draw:page>
      <draw:page draw:name="Slide3" draw:style-name="a459" draw:master-page-name="Master1-Layout2-obj-Title-and-Content" presentation:presentation-page-layout-name="Master1-PPL2" draw:id="Slide-258">
        <draw:frame draw:id="id88" presentation:style-name="a460" draw:name="Title 1" svg:x="1.17in" svg:y="0.53in" svg:width="11in" svg:height="1.76in" presentation:class="title" presentation:placeholder="true">
          <draw:text-box/>
          <svg:title/>
          <svg:desc/>
        </draw:frame>
        <draw:frame draw:id="id89" presentation:style-name="a461" draw:name="Content Placeholder 2" svg:x="1.17in" svg:y="2.32in" svg:width="11in" svg:height="4.43in" presentation:class="outline" presentation:placeholder="true">
          <draw:text-box/>
          <svg:title/>
          <svg:desc/>
        </draw:frame>
      </draw:page>
      <draw:page draw:name="Slide4" draw:style-name="a462" draw:master-page-name="Master1-Layout2-obj-Title-and-Content" presentation:presentation-page-layout-name="Master1-PPL2" draw:id="Slide-259">
        <draw:frame draw:id="id90" presentation:style-name="a463" draw:name="Title 1" svg:x="1.17in" svg:y="0.53in" svg:width="11in" svg:height="1.76in" presentation:class="title" presentation:placeholder="true">
          <draw:text-box/>
          <svg:title/>
          <svg:desc/>
        </draw:frame>
        <draw:frame draw:id="id91" presentation:style-name="a464" draw:name="Content Placeholder 2" svg:x="1.17in" svg:y="2.32in" svg:width="11in" svg:height="4.43in" presentation:class="outline" presentation:placeholder="true">
          <draw:text-box/>
          <svg:title/>
          <svg:desc/>
        </draw:frame>
      </draw:page>
      <draw:page draw:name="Slide5" draw:style-name="a465" draw:master-page-name="Master1-Layout2-obj-Title-and-Content" presentation:presentation-page-layout-name="Master1-PPL2" draw:id="Slide-260">
        <draw:frame draw:id="id92" presentation:style-name="a466" draw:name="Title 1" svg:x="1.17in" svg:y="0.53in" svg:width="11in" svg:height="1.76in" presentation:class="title" presentation:placeholder="true">
          <draw:text-box/>
          <svg:title/>
          <svg:desc/>
        </draw:frame>
        <draw:frame draw:id="id93" presentation:style-name="a467" draw:name="Content Placeholder 2" svg:x="1.17in" svg:y="2.32in" svg:width="11in" svg:height="4.43in" presentation:class="outline" presentation:placeholder="true">
          <draw:text-box/>
          <svg:title/>
          <svg:desc/>
        </draw:frame>
      </draw:page>
      <draw:page draw:name="Slide6" draw:style-name="a468" draw:master-page-name="Master1-Layout2-obj-Title-and-Content" presentation:presentation-page-layout-name="Master1-PPL2" draw:id="Slide-261">
        <draw:frame draw:id="id94" presentation:style-name="a469" draw:name="Title 1" svg:x="1.17in" svg:y="0.53in" svg:width="11in" svg:height="1.76in" presentation:class="title" presentation:placeholder="true">
          <draw:text-box/>
          <svg:title/>
          <svg:desc/>
        </draw:frame>
        <draw:frame draw:id="id95" presentation:style-name="a470" draw:name="Content Placeholder 2" svg:x="1.17in" svg:y="2.32in" svg:width="11in" svg:height="4.43in" presentation:class="outline" presentation:placeholder="true">
          <draw:text-box/>
          <svg:title/>
          <svg:desc/>
        </draw:frame>
      </draw:page>
      <draw:page draw:name="Slide7" draw:style-name="a471" draw:master-page-name="Master1-Layout2-obj-Title-and-Content" presentation:presentation-page-layout-name="Master1-PPL2" draw:id="Slide-262">
        <draw:frame draw:id="id96" presentation:style-name="a472" draw:name="Title 1" svg:x="1.17in" svg:y="0.53in" svg:width="11in" svg:height="1.76in" presentation:class="title" presentation:placeholder="true">
          <draw:text-box/>
          <svg:title/>
          <svg:desc/>
        </draw:frame>
        <draw:frame draw:id="id97" presentation:style-name="a473" draw:name="Content Placeholder 2" svg:x="1.17in" svg:y="2.32in" svg:width="11in" svg:height="4.43in" presentation:class="outline" presentation:placeholder="true">
          <draw:text-box/>
          <svg:title/>
          <svg:desc/>
        </draw:frame>
      </draw:page>
      <draw:page draw:name="Slide8" draw:style-name="a474" draw:master-page-name="Master1-Layout2-obj-Title-and-Content" presentation:presentation-page-layout-name="Master1-PPL2" draw:id="Slide-263">
        <draw:frame draw:id="id98" presentation:style-name="a475" draw:name="Title 1" svg:x="1.17in" svg:y="0.53in" svg:width="11in" svg:height="1.76in" presentation:class="title" presentation:placeholder="true">
          <draw:text-box/>
          <svg:title/>
          <svg:desc/>
        </draw:frame>
        <draw:frame draw:id="id99" presentation:style-name="a476" draw:name="Content Placeholder 2" svg:x="1.17in" svg:y="2.32in" svg:width="11in" svg:height="4.43in" presentation:class="outline" presentation:placeholder="true">
          <draw:text-box/>
          <svg:title/>
          <svg:desc/>
        </draw:frame>
      </draw:page>
      <draw:page draw:name="Slide9" draw:style-name="a477" draw:master-page-name="Master1-Layout2-obj-Title-and-Content" presentation:presentation-page-layout-name="Master1-PPL2" draw:id="Slide-264">
        <draw:frame draw:id="id100" presentation:style-name="a478" draw:name="Title 1" svg:x="1.17in" svg:y="0.53in" svg:width="11in" svg:height="1.76in" presentation:class="title" presentation:placeholder="true">
          <draw:text-box/>
          <svg:title/>
          <svg:desc/>
        </draw:frame>
        <draw:frame draw:id="id101" presentation:style-name="a479" draw:name="Content Placeholder 2" svg:x="1.17in" svg:y="2.32in" svg:width="11in" svg:height="4.43in" presentation:class="outline" presentation:placeholder="true">
          <draw:text-box/>
          <svg:title/>
          <svg:desc/>
        </draw:frame>
      </draw:page>
      <draw:page draw:name="Slide10" draw:style-name="a480" draw:master-page-name="Master1-Layout2-obj-Title-and-Content" presentation:presentation-page-layout-name="Master1-PPL2" draw:id="Slide-265">
        <draw:frame draw:id="id102" presentation:style-name="a481" draw:name="Title 1" svg:x="3.80211in" svg:y="3.75334in" svg:width="2.23608in" svg:height="0.35777in" presentation:class="title" presentation:placeholder="true">
          <draw:text-box/>
          <svg:title/>
          <svg:desc/>
        </draw:frame>
        <draw:frame draw:id="id103" presentation:style-name="a482" draw:name="Picture 4" svg:x="-0in" svg:y="0in" svg:width="13.33333in" svg:height="7.5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15in" svg:y="1.5663in" svg:width="10.9in" svg:height="3.32in"/>
      <presentation:placeholder presentation:object="subtitle" svg:x="1.17in" svg:y="4.8in" svg:width="8.63in" svg:height="1.17in"/>
      <presentation:placeholder presentation:object="date-time" svg:x="8.71in" svg:y="6.86in" svg:width="3.58in" svg:height="0.39931in"/>
      <presentation:placeholder presentation:object="footer" svg:x="1.19in" svg:y="6.86in" svg:width="6.92in" svg:height="0.39931in"/>
      <presentation:placeholder presentation:object="page-number" svg:x="10.49074in" svg:y="4.69087in" svg:width="1.30563in" svg:height="0.7in"/>
    </style:presentation-page-layout>
    <style:presentation-page-layout style:name="Master1-PPL2" style:display-name="Title and Content">
      <presentation:placeholder presentation:object="title" svg:x="1.17in" svg:y="0.53in" svg:width="11in" svg:height="1.76in"/>
      <presentation:placeholder presentation:object="object" svg:x="1.17in" svg:y="2.32in" svg:width="11in" svg:height="4.43in"/>
      <presentation:placeholder presentation:object="date-time" svg:x="8.71in" svg:y="6.86in" svg:width="3.58in" svg:height="0.39931in"/>
      <presentation:placeholder presentation:object="footer" svg:x="1.19in" svg:y="6.86in" svg:width="6.92in" svg:height="0.39931in"/>
      <presentation:placeholder presentation:object="page-number" svg:x="12.37in" svg:y="6.86in" svg:width="0.7in" svg:height="0.39931in"/>
    </style:presentation-page-layout>
    <style:presentation-page-layout style:name="Master1-PPL3" style:display-name="Section Header">
      <presentation:placeholder presentation:object="title" svg:x="2.37in" svg:y="1.34in" svg:width="10.15in" svg:height="3.85in"/>
      <presentation:placeholder presentation:object="outline" svg:x="2.36852in" svg:y="5.49in" svg:width="9.9in" svg:height="1.16667in"/>
      <presentation:placeholder presentation:object="date-time" svg:x="9.39815in" svg:y="6.86in" svg:width="2.89185in" svg:height="0.39931in"/>
      <presentation:placeholder presentation:object="footer" svg:x="2.38704in" svg:y="6.86in" svg:width="6.92in" svg:height="0.39931in"/>
      <presentation:placeholder presentation:object="page-number" svg:x="0.92268in" svg:y="2.74074in" svg:width="1.29954in" svg:height="0.78776in"/>
    </style:presentation-page-layout>
    <style:presentation-page-layout style:name="Master1-PPL4" style:display-name="Two Content">
      <presentation:placeholder presentation:object="title" svg:x="1.17in" svg:y="0.53in" svg:width="11in" svg:height="1.76in"/>
      <presentation:placeholder presentation:object="object" svg:x="1.17in" svg:y="2.4in" svg:width="5.2in" svg:height="4.35in"/>
      <presentation:placeholder presentation:object="object" svg:x="6.96in" svg:y="2.4in" svg:width="5.2in" svg:height="4.35in"/>
      <presentation:placeholder presentation:object="date-time" svg:x="8.71in" svg:y="6.86in" svg:width="3.58in" svg:height="0.39931in"/>
      <presentation:placeholder presentation:object="footer" svg:x="1.19in" svg:y="6.86in" svg:width="6.92in" svg:height="0.39931in"/>
      <presentation:placeholder presentation:object="page-number" svg:x="12.37in" svg:y="6.86in" svg:width="0.7in" svg:height="0.39931in"/>
    </style:presentation-page-layout>
    <style:presentation-page-layout style:name="Master1-PPL5" style:display-name="Comparison">
      <presentation:placeholder presentation:object="outline" svg:x="1.16667in" svg:y="2.24in" svg:width="5.2in" svg:height="0.7in"/>
      <presentation:placeholder presentation:object="object" svg:x="1.17in" svg:y="3in" svg:width="5.2in" svg:height="3.6in"/>
      <presentation:placeholder presentation:object="outline" svg:x="6.96in" svg:y="2.24in" svg:width="5.2in" svg:height="0.7in"/>
      <presentation:placeholder presentation:object="object" svg:x="6.96in" svg:y="3in" svg:width="5.2in" svg:height="3.6in"/>
      <presentation:placeholder presentation:object="date-time" svg:x="8.71in" svg:y="6.86in" svg:width="3.58in" svg:height="0.39931in"/>
      <presentation:placeholder presentation:object="footer" svg:x="1.19in" svg:y="6.86in" svg:width="6.92in" svg:height="0.39931in"/>
      <presentation:placeholder presentation:object="page-number" svg:x="12.37in" svg:y="6.86in" svg:width="0.7in" svg:height="0.39931in"/>
      <presentation:placeholder presentation:object="title" svg:x="1.17in" svg:y="0.53in" svg:width="11in" svg:height="1.76in"/>
    </style:presentation-page-layout>
    <style:presentation-page-layout style:name="Master1-PPL6" style:display-name="Title Only">
      <presentation:placeholder presentation:object="date-time" svg:x="8.71in" svg:y="6.86in" svg:width="3.58in" svg:height="0.39931in"/>
      <presentation:placeholder presentation:object="footer" svg:x="1.19in" svg:y="6.86in" svg:width="6.92in" svg:height="0.39931in"/>
      <presentation:placeholder presentation:object="page-number" svg:x="12.37in" svg:y="6.86in" svg:width="0.7in" svg:height="0.39931in"/>
      <presentation:placeholder presentation:object="title" svg:x="1.17in" svg:y="0.53in" svg:width="11in" svg:height="1.76in"/>
    </style:presentation-page-layout>
    <style:presentation-page-layout style:name="Master1-PPL7" style:display-name="Blank">
      <presentation:placeholder presentation:object="date-time" svg:x="8.71in" svg:y="6.86in" svg:width="3.58in" svg:height="0.39931in"/>
      <presentation:placeholder presentation:object="footer" svg:x="1.19in" svg:y="6.86in" svg:width="6.92in" svg:height="0.39931in"/>
      <presentation:placeholder presentation:object="page-number" svg:x="12.37in" svg:y="6.86in" svg:width="0.7in" svg:height="0.39931in"/>
    </style:presentation-page-layout>
    <style:presentation-page-layout style:name="Master1-PPL8" style:display-name="Content with Caption">
      <presentation:placeholder presentation:object="title" svg:x="9.35in" svg:y="0.75in" svg:width="3.5in" svg:height="1.9in"/>
      <presentation:placeholder presentation:object="object" svg:x="0.91667in" svg:y="0.75in" svg:width="7.34in" svg:height="5.49in"/>
      <presentation:placeholder presentation:object="outline" svg:x="9.35in" svg:y="2.65in" svg:width="3.5in" svg:height="3.6in"/>
      <presentation:placeholder presentation:object="date-time" svg:x="8.71in" svg:y="6.86in" svg:width="3.58in" svg:height="0.39931in"/>
      <presentation:placeholder presentation:object="footer" svg:x="1.19in" svg:y="6.86in" svg:width="6.92in" svg:height="0.39931in"/>
      <presentation:placeholder presentation:object="page-number" svg:x="12.37in" svg:y="6.86in" svg:width="0.7in" svg:height="0.39931in"/>
    </style:presentation-page-layout>
    <style:presentation-page-layout style:name="Master1-PPL9" style:display-name="Picture with Caption">
      <presentation:placeholder presentation:object="title" svg:x="9.35in" svg:y="0.75in" svg:width="3.5in" svg:height="1.9in"/>
      <presentation:placeholder presentation:object="graphic" svg:x="0in" svg:y="0in" svg:width="9.08108in" svg:height="7.5in"/>
      <presentation:placeholder presentation:object="outline" svg:x="9.35in" svg:y="2.65in" svg:width="3.5in" svg:height="3.6in"/>
      <presentation:placeholder presentation:object="date-time" svg:x="8.71in" svg:y="6.86in" svg:width="3.58in" svg:height="0.39931in"/>
      <presentation:placeholder presentation:object="page-number" svg:x="12.37in" svg:y="6.86in" svg:width="0.7in" svg:height="0.39931in"/>
    </style:presentation-page-layout>
    <style:presentation-page-layout style:name="Master1-PPL10" style:display-name="Title and Vertical Text">
      <presentation:placeholder presentation:object="title" svg:x="1.17in" svg:y="0.53in" svg:width="11in" svg:height="1.76in"/>
      <presentation:placeholder presentation:object="outline" svg:x="1.17in" svg:y="2.32in" svg:width="11in" svg:height="4.43in"/>
      <presentation:placeholder presentation:object="date-time" svg:x="8.71in" svg:y="6.86in" svg:width="3.58in" svg:height="0.39931in"/>
      <presentation:placeholder presentation:object="footer" svg:x="1.19in" svg:y="6.86in" svg:width="6.92in" svg:height="0.39931in"/>
      <presentation:placeholder presentation:object="page-number" svg:x="12.37in" svg:y="6.86in" svg:width="0.7in" svg:height="0.39931in"/>
    </style:presentation-page-layout>
    <style:presentation-page-layout style:name="Master1-PPL11" style:display-name="Vertical Title and Text">
      <presentation:placeholder presentation:object="title" svg:x="9.54167in" svg:y="0.58333in" svg:width="2.79167in" svg:height="6.16667in"/>
      <presentation:placeholder presentation:object="outline" svg:x="1.16667in" svg:y="0.58333in" svg:width="8.20833in" svg:height="6.16667in"/>
      <presentation:placeholder presentation:object="date-time" svg:x="8.71in" svg:y="6.86in" svg:width="3.58in" svg:height="0.39931in"/>
      <presentation:placeholder presentation:object="footer" svg:x="1.19in" svg:y="6.86in" svg:width="6.92in" svg:height="0.39931in"/>
      <presentation:placeholder presentation:object="page-number" svg:x="12.37in" svg:y="6.86in" svg:width="0.7in" svg:height="0.39931in"/>
    </style:presentation-page-layout>
    <style:default-style style:family="graphic">
      <style:graphic-properties draw:fill="solid" draw:fill-color="#d34817" draw:opacity="100%" draw:stroke="solid" svg:stroke-width="0.01389in" svg:stroke-color="#9b320e" svg:stroke-opacity="100%" svg:stroke-linecap="butt"/>
    </style:default-style>
    <draw:fill-image draw:name="a44" xlink:href="media/image2.png" xlink:show="embed" xlink:actuate="onLoad"/>
    <draw:fill-image draw:name="a118" xlink:href="media/image2.png" xlink:show="embed" xlink:actuate="onLoad"/>
    <draw:fill-image draw:name="a290" xlink:href="media/image2.png" xlink:show="embed" xlink:actuate="onLoad"/>
    <draw:fill-image draw:name="a364" xlink:href="media/image3.png" xlink:show="embed" xlink:actuate="onLoad"/>
    <draw:fill-image draw:name="a52" xlink:href="media/image2.png" xlink:show="embed" xlink:actuate="onLoad"/>
    <draw:fill-image draw:name="a142" xlink:href="media/image4.png" xlink:show="embed" xlink:actuate="onLoad"/>
    <draw:fill-image draw:name="a76" xlink:href="media/image4.png" xlink:show="embed" xlink:actuate="onLoad"/>
    <draw:fill-image draw:name="a36" xlink:href="media/image3.png" xlink:show="embed" xlink:actuate="onLoad"/>
    <draw:fill-image draw:name="a48" xlink:href="media/image2.png" xlink:show="embed" xlink:actuate="onLoad"/>
    <draw:fill-image draw:name="a331" xlink:href="media/image3.png" xlink:show="embed" xlink:actuate="onLoad"/>
    <draw:fill-image draw:name="a339" xlink:href="media/image2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in" fo:padding-bottom="0in" fo:padding-left="0in" fo:padding-right="0in" draw:textarea-vertical-align="middle" draw:textarea-horizontal-align="center" draw:fill="bitmap" draw:fill-image-name="a76" style:repeat="repeat" draw:fill-image-width="3.1171in" draw:fill-image-height="1.84192in" draw:fill-image-ref-point="top-left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9e3611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Condens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Condens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Extra Bold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Condens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Condens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Condens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Condens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9e3611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.05in" fo:padding-bottom="0.05in" fo:padding-left="0.1in" fo:padding-right="0.1in" draw:textarea-vertical-align="middle" draw:textarea-horizontal-align="center" draw:fill="bitmap" draw:fill-image-name="a118" style:repeat="repeat" draw:fill-image-width="3.3738in" draw:fill-image-height="1.9286in" draw:fill-image-ref-point="center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middle" draw:textarea-horizontal-align="center" draw:fill="bitmap" draw:fill-image-name="a331" style:repeat="repeat" draw:fill-image-width="3.1171in" draw:fill-image-height="1.84192in" draw:fill-image-ref-point="top-left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33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0">
      <style:graphic-properties fo:wrap-option="wrap" fo:padding-top="0.05in" fo:padding-bottom="0.05in" fo:padding-left="0.1in" fo:padding-right="0.1in" draw:textarea-vertical-align="middle" draw:textarea-horizontal-align="center" draw:fill="bitmap" draw:fill-image-name="a339" style:repeat="repeat" draw:fill-image-width="3.3738in" draw:fill-image-height="1.9286in" draw:fill-image-ref-point="center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2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solid" draw:fill-color="#e1e0e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9e3611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Condens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Condens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Condens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Condens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Condens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Extra Bold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in" fo:padding-bottom="0in" fo:padding-left="0in" fo:padding-right="0in" draw:textarea-vertical-align="middle" draw:textarea-horizontal-align="center" draw:fill="bitmap" draw:fill-image-name="a142" style:repeat="repeat" draw:fill-image-width="3.1171in" draw:fill-image-height="1.84192in" draw:fill-image-ref-point="top-left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1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Condens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Extra Bold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in" fo:padding-bottom="0in" fo:padding-left="0in" fo:padding-right="0in" draw:textarea-vertical-align="middle" draw:textarea-horizontal-align="center" draw:fill="bitmap" draw:fill-image-name="a364" style:repeat="repeat" draw:fill-image-width="3.1171in" draw:fill-image-height="1.84192in" draw:fill-image-ref-point="top-left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Condens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Condens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0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Condens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Condens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Condens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.05in" fo:padding-bottom="0.05in" fo:padding-left="0.1in" fo:padding-right="0.1in" draw:textarea-vertical-align="middle" draw:textarea-horizontal-align="center" draw:fill="bitmap" draw:fill-image-name="a290" style:repeat="repeat" draw:fill-image-width="3.3738in" draw:fill-image-height="1.9286in" draw:fill-image-ref-point="center" draw:opacity="60%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3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Condens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Condens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">
      <style:text-properties fo:font-variant="normal" fo:text-transform="none" fo:color="#9e3611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Condens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Condens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Extra Bold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in" fo:padding-bottom="0in" fo:padding-left="0in" fo:padding-right="0in" draw:textarea-vertical-align="middle" draw:textarea-horizontal-align="center" draw:fill="bitmap" draw:fill-image-name="a36" style:repeat="repeat" draw:fill-image-width="3.1171in" draw:fill-image-height="1.84192in" draw:fill-image-ref-point="top-left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4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center" draw:fill="bitmap" draw:fill-image-name="a44" style:repeat="repeat" draw:fill-image-width="3.3738in" draw:fill-image-height="1.9286in" draw:fill-image-ref-point="center" draw:opacity="85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center" draw:fill="bitmap" draw:fill-image-name="a48" style:repeat="repeat" draw:fill-image-width="3.3738in" draw:fill-image-height="1.9286in" draw:fill-image-ref-point="center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center" draw:fill="bitmap" draw:fill-image-name="a52" style:repeat="repeat" draw:fill-image-width="3.3738in" draw:fill-image-height="1.9286in" draw:fill-image-ref-point="center" draw:opacity="85%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Condens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Condens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5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Condens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Extra Bold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1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20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1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20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1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8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38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7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7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38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31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0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7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38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23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5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23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5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21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2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21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21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2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8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8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6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6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37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30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6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37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30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29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number:date-style xmlns:number="urn:oasis:names:tc:opendocument:xmlns:datastyle:1.0" style:name="a1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Wood-Type" style:page-layout-name="pageLayout1" draw:style-name="a0">
      <draw:frame draw:id="id0" presentation:style-name="a4" draw:name="Title Placeholder 1" svg:x="1.17in" svg:y="0.53in" svg:width="11in" svg:height="1.76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1.17in" svg:y="2.32in" svg:width="11in" svg:height="4.4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8.71in" svg:y="6.86in" svg:width="3.58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7/20/22</text:date></text:span><text:span text:style-name="a24" text:class-names=""/></text:p>
        </draw:text-box>
        <svg:title/>
        <svg:desc/>
      </draw:frame>
      <draw:frame draw:id="id3" presentation:style-name="a29" draw:name="Footer Placeholder 4" svg:x="1.19in" svg:y="6.86in" svg:width="6.92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g draw:name="Group 6" draw:id="id4">
        <svg:title/>
        <svg:desc/>
        <draw:custom-shape svg:x="12.46908in" svg:y="6.81286in" svg:width="0.5in" svg:height="0.5in" draw:id="id6" draw:style-name="a37" draw:name="Oval 7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2.501in" svg:y="6.84479in" svg:width="0.43615in" svg:height="0.43615in" draw:id="id7" draw:style-name="a40" draw:name="Oval 8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5" presentation:style-name="a33" draw:name="Slide Number Placeholder 5" svg:x="12.37in" svg:y="6.86in" svg:width="0.7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41">
      <draw:custom-shape svg:x="1.00704in" svg:y="1.47304in" svg:width="11.18in" svg:height="0.08824in" draw:id="id8" draw:style-name="a45" draw:name="Rectangle 6">
        <svg:title/>
        <svg:desc/>
        <text:p text:style-name="a43" text:class-names="" text:cond-style-name=""><text:span text:style-name="a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0704in" svg:y="4.7022in" svg:width="11.18in" svg:height="0.08824in" draw:id="id9" draw:style-name="a49" draw:name="Rectangle 7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0704in" svg:y="1.62377in" svg:width="11.18in" svg:height="3in" draw:id="id10" draw:style-name="a53" draw:name="Rectangle 8">
        <svg:title/>
        <svg:desc/>
        <text:p text:style-name="a51" text:class-names="" text:cond-style-name=""><text:span text:style-name="a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9" draw:id="id11">
        <svg:title/>
        <svg:desc/>
        <draw:custom-shape svg:x="10.55251in" svg:y="4.44983in" svg:width="1.18209in" svg:height="1.18209in" draw:id="id17" draw:style-name="a77" draw:name="Oval 10">
          <svg:title/>
          <svg:desc/>
          <text:p text:style-name="a75" text:class-names="" text:cond-style-name=""><text:span text:style-name="a7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67072in" svg:y="4.56804in" svg:width="0.94567in" svg:height="0.94567in" draw:id="id18" draw:style-name="a80" draw:name="Oval 11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12" presentation:style-name="a57" draw:name="Title 1" svg:x="1.15in" svg:y="1.5663in" svg:width="10.9in" svg:height="3.32in" presentation:class="title" presentation:placeholder="false">
        <draw:text-box>
          <text:p text:style-name="a56" text:class-names="" text:cond-style-name=""><text:span text:style-name="a54" text:class-names="">Click to edit Master title style</text:span><text:span text:style-name="a55" text:class-names=""/></text:p>
        </draw:text-box>
        <svg:title/>
        <svg:desc/>
      </draw:frame>
      <draw:frame draw:id="id13" presentation:style-name="a61" draw:name="Subtitle 2" svg:x="1.17in" svg:y="4.8in" svg:width="8.63in" svg:height="1.17in" presentation:class="subtitle" presentation:placeholder="false">
        <draw:text-box>
          <text:p text:style-name="a60" text:class-names="" text:cond-style-name=""><text:span text:style-name="a58" text:class-names="">Click to edit Master subtitle style</text:span><text:span text:style-name="a59" text:class-names=""/></text:p>
        </draw:text-box>
        <svg:title/>
        <svg:desc/>
      </draw:frame>
      <draw:frame draw:id="id14" presentation:style-name="a66" draw:name="Date Placeholder 3" svg:x="8.71in" svg:y="6.86in" svg:width="3.58in" svg:height="0.39931in" presentation:class="date-time" presentation:placeholder="false">
        <draw:text-box>
          <text:p text:style-name="a65" text:class-names="" text:cond-style-name=""><text:span text:style-name="a62" text:class-names=""><text:date text:fixed="false" style:data-style-name="a63">7/20/22</text:date></text:span><text:span text:style-name="a64" text:class-names=""/></text:p>
        </draw:text-box>
        <svg:title/>
        <svg:desc/>
      </draw:frame>
      <draw:frame draw:id="id15" presentation:style-name="a69" draw:name="Footer Placeholder 4" svg:x="1.19in" svg:y="6.86in" svg:width="6.92in" svg:height="0.39931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16" presentation:style-name="a73" draw:name="Slide Number Placeholder 5" svg:x="10.49074in" svg:y="4.69087in" svg:width="1.30563in" svg:height="0.7in" presentation:class="page-number" presentation:placeholder="false">
        <draw:text-box>
          <text:p text:style-name="a72" text:class-names="" text:cond-style-name=""><text:span text:style-name="a70" text:class-names=""><text:page-number style:num-format="1" text:fixed="false">‹#›</text:page-number></text:span><text:span text:style-name="a71" text:class-names=""/></text:p>
        </draw:text-box>
        <svg:title/>
        <svg:desc/>
      </draw:frame>
    </style:master-page>
    <style:master-page style:name="Master1-Layout2-obj-Title-and-Content" style:page-layout-name="pageLayout1" draw:style-name="a81">
      <draw:frame draw:id="id19" draw:layer="Master1-bg" presentation:style-name="a85" draw:name="Title 1" svg:x="1.17in" svg:y="0.53in" svg:width="11in" svg:height="1.76in" presentation:class="title" presentation:placeholder="false">
        <draw:text-box>
          <text:p text:style-name="a84" text:class-names="" text:cond-style-name=""><text:span text:style-name="a82" text:class-names="">Click to edit Master title style</text:span><text:span text:style-name="a83" text:class-names=""/></text:p>
        </draw:text-box>
        <svg:title/>
        <svg:desc/>
      </draw:frame>
      <draw:frame draw:id="id20" presentation:style-name="a102" draw:name="Content Placeholder 2" svg:x="1.17in" svg:y="2.32in" svg:width="11in" svg:height="4.43in" presentation:class="object" presentation:placeholder="false">
        <draw:text-box>
          <text:list text:style-name="a88">
            <text:list-item>
              <text:p text:style-name="a87" text:class-names="" text:cond-style-name=""><text:span text:style-name="a86" text:class-names="">Click to edit Master text styles</text:span></text:p>
            </text:list-item>
          </text:list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cond le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hird le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8" text:class-names="">Fifth level</text:span><text:span text:style-name="a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7" draw:name="Date Placeholder 3" svg:x="8.71in" svg:y="6.86in" svg:width="3.58in" svg:height="0.39931in" presentation:class="date-time" presentation:placeholder="false">
        <draw:text-box>
          <text:p text:style-name="a106" text:class-names="" text:cond-style-name=""><text:span text:style-name="a103" text:class-names=""><text:date text:fixed="false" style:data-style-name="a104">7/20/22</text:date></text:span><text:span text:style-name="a105" text:class-names=""/></text:p>
        </draw:text-box>
        <svg:title/>
        <svg:desc/>
      </draw:frame>
      <draw:frame draw:id="id22" presentation:style-name="a110" draw:name="Footer Placeholder 4" svg:x="1.19in" svg:y="6.86in" svg:width="6.92in" svg:height="0.39931in" presentation:class="footer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23" presentation:style-name="a114" draw:name="Slide Number Placeholder 5" svg:x="12.37in" svg:y="6.86in" svg:width="0.7in" svg:height="0.39931in" presentation:class="page-number" presentation:placeholder="false">
        <draw:text-box>
          <text:p text:style-name="a113" text:class-names="" text:cond-style-name=""><text:span text:style-name="a111" text:class-names=""><text:page-number style:num-format="1" text:fixed="false">‹#›</text:page-number></text:span><text:span text:style-name="a112" text:class-names=""/></text:p>
        </draw:text-box>
        <svg:title/>
        <svg:desc/>
      </draw:frame>
    </style:master-page>
    <style:master-page style:name="Master1-Layout3-secHead-Section-Header" style:page-layout-name="pageLayout1" draw:style-name="a115">
      <draw:custom-shape svg:x="0in" svg:y="5.37838in" svg:width="13.33333in" svg:height="2.12162in" draw:id="id24" draw:style-name="a119" draw:name="Rectangle 6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23" draw:name="Title 1" svg:x="2.37in" svg:y="1.34in" svg:width="10.15in" svg:height="3.85in" presentation:class="title" presentation:placeholder="false">
        <draw:text-box>
          <text:p text:style-name="a122" text:class-names="" text:cond-style-name=""><text:span text:style-name="a120" text:class-names="">Click to edit Master title style</text:span><text:span text:style-name="a121" text:class-names=""/></text:p>
        </draw:text-box>
        <svg:title/>
        <svg:desc/>
      </draw:frame>
      <draw:frame draw:id="id26" presentation:style-name="a127" draw:name="Text Placeholder 2" svg:x="2.36852in" svg:y="5.49in" svg:width="9.9in" svg:height="1.16667in" presentation:class="outline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</draw:text-box>
        <svg:title/>
        <svg:desc/>
      </draw:frame>
      <draw:frame draw:id="id27" presentation:style-name="a132" draw:name="Date Placeholder 3" svg:x="9.39815in" svg:y="6.86in" svg:width="2.89185in" svg:height="0.39931in" presentation:class="date-time" presentation:placeholder="false">
        <draw:text-box>
          <text:p text:style-name="a131" text:class-names="" text:cond-style-name=""><text:span text:style-name="a128" text:class-names=""><text:date text:fixed="false" style:data-style-name="a129">7/20/22</text:date></text:span><text:span text:style-name="a130" text:class-names=""/></text:p>
        </draw:text-box>
        <svg:title/>
        <svg:desc/>
      </draw:frame>
      <draw:frame draw:id="id28" presentation:style-name="a135" draw:name="Footer Placeholder 4" svg:x="2.38704in" svg:y="6.86in" svg:width="6.92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g draw:name="Group 7" draw:id="id29">
        <svg:title/>
        <svg:desc/>
        <draw:custom-shape svg:x="0.98141in" svg:y="2.54358in" svg:width="1.18209in" svg:height="1.18209in" draw:id="id31" draw:style-name="a143" draw:name="Oval 8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09962in" svg:y="2.66179in" svg:width="0.94567in" svg:height="0.94567in" draw:id="id32" draw:style-name="a146" draw:name="Oval 9">
          <svg:title/>
          <svg:desc/>
          <text:p text:style-name="a145" text:class-names="" text:cond-style-name=""><text:span text:style-name="a14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30" presentation:style-name="a139" draw:name="Slide Number Placeholder 5" svg:x="0.92268in" svg:y="2.74074in" svg:width="1.29954in" svg:height="0.78776in" presentation:class="page-number" presentation:placeholder="false">
        <draw:text-box>
          <text:p text:style-name="a138" text:class-names="" text:cond-style-name=""><text:span text:style-name="a136" text:class-names=""><text:page-number style:num-format="1" text:fixed="false">‹#›</text:page-number></text:span><text:span text:style-name="a137" text:class-names=""/></text:p>
        </draw:text-box>
        <svg:title/>
        <svg:desc/>
      </draw:frame>
    </style:master-page>
    <style:master-page style:name="Master1-Layout4-twoObj-Two-Content" style:page-layout-name="pageLayout1" draw:style-name="a147">
      <draw:frame draw:id="id33" draw:layer="Master1-bg" presentation:style-name="a151" draw:name="Title 1" svg:x="1.17in" svg:y="0.53in" svg:width="11in" svg:height="1.76in" presentation:class="title" presentation:placeholder="false">
        <draw:text-box>
          <text:p text:style-name="a150" text:class-names="" text:cond-style-name=""><text:span text:style-name="a148" text:class-names="">Click to edit Master title style</text:span><text:span text:style-name="a149" text:class-names=""/></text:p>
        </draw:text-box>
        <svg:title/>
        <svg:desc/>
      </draw:frame>
      <draw:frame draw:id="id34" presentation:style-name="a168" draw:name="Content Placeholder 2" svg:x="1.17in" svg:y="2.4in" svg:width="5.2in" svg:height="4.35in" presentation:class="object" presentation:placeholder="false">
        <draw:text-box>
          <text:list text:style-name="a154">
            <text:list-item>
              <text:p text:style-name="a153" text:class-names="" text:cond-style-name=""><text:span text:style-name="a152" text:class-names="">Click to edit Master text styles</text:span></text:p>
            </text:list-item>
          </text:list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5" text:class-names="">Second level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8" text:class-names="">Third level</text:span></text:p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p text:style-name="a162" text:class-names="" text:cond-style-name=""><text:span text:style-name="a1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4" text:class-names="">Fifth level</text:span><text:span text:style-name="a1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85" draw:name="Content Placeholder 3" svg:x="6.96in" svg:y="2.4in" svg:width="5.2in" svg:height="4.35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list text:style-name="a184">
                            <text:list-item>
                              <text:p text:style-name="a183" text:class-names="" text:cond-style-name=""><text:span text:style-name="a181" text:class-names="">Fifth level</text:span><text:span text:style-name="a1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0" draw:name="Date Placeholder 4" svg:x="8.71in" svg:y="6.86in" svg:width="3.58in" svg:height="0.39931in" presentation:class="date-time" presentation:placeholder="false">
        <draw:text-box>
          <text:p text:style-name="a189" text:class-names="" text:cond-style-name=""><text:span text:style-name="a186" text:class-names=""><text:date text:fixed="false" style:data-style-name="a187">7/20/22</text:date></text:span><text:span text:style-name="a188" text:class-names=""/></text:p>
        </draw:text-box>
        <svg:title/>
        <svg:desc/>
      </draw:frame>
      <draw:frame draw:id="id37" presentation:style-name="a193" draw:name="Footer Placeholder 5" svg:x="1.19in" svg:y="6.86in" svg:width="6.92in" svg:height="0.39931in" presentation:class="footer" presentation:placeholder="false">
        <draw:text-box>
          <text:p text:style-name="a192" text:class-names="" text:cond-style-name=""><text:span text:style-name="a191" text:class-names=""/></text:p>
        </draw:text-box>
        <svg:title/>
        <svg:desc/>
      </draw:frame>
      <draw:frame draw:id="id38" presentation:style-name="a197" draw:name="Slide Number Placeholder 6" svg:x="12.37in" svg:y="6.86in" svg:width="0.7in" svg:height="0.39931in" presentation:class="page-number" presentation:placeholder="false">
        <draw:text-box>
          <text:p text:style-name="a196" text:class-names="" text:cond-style-name=""><text:span text:style-name="a194" text:class-names=""><text:page-number style:num-format="1" text:fixed="false">‹#›</text:page-number></text:span><text:span text:style-name="a195" text:class-names=""/></text:p>
        </draw:text-box>
        <svg:title/>
        <svg:desc/>
      </draw:frame>
    </style:master-page>
    <style:master-page style:name="Master1-Layout5-cust-Comparison" style:page-layout-name="pageLayout1" draw:style-name="a198">
      <draw:frame draw:id="id39" draw:layer="Master1-bg" presentation:style-name="a202" draw:name="Text Placeholder 2" svg:x="1.16667in" svg:y="2.24in" svg:width="5.2in" svg:height="0.7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Master text styles</text:span></text:p>
            </text:list-item>
          </text:list>
        </draw:text-box>
        <svg:title/>
        <svg:desc/>
      </draw:frame>
      <draw:frame draw:id="id40" presentation:style-name="a219" draw:name="Content Placeholder 3" svg:x="1.17in" svg:y="3in" svg:width="5.2in" svg:height="3.6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Click to 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list text:style-name="a218">
                            <text:list-item>
                              <text:p text:style-name="a217" text:class-names="" text:cond-style-name=""><text:span text:style-name="a215" text:class-names="">Fifth level</text:span><text:span text:style-name="a2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23" draw:name="Text Placeholder 4" svg:x="6.96in" svg:y="2.24in" svg:width="5.2in" svg:height="0.7in" presentation:class="outline" presentation:placeholder="false">
        <draw:text-box>
          <text:list text:style-name="a222">
            <text:list-item>
              <text:p text:style-name="a221" text:class-names="" text:cond-style-name=""><text:span text:style-name="a220" text:class-names="">Click to edit Master text styles</text:span></text:p>
            </text:list-item>
          </text:list>
        </draw:text-box>
        <svg:title/>
        <svg:desc/>
      </draw:frame>
      <draw:frame draw:id="id42" presentation:style-name="a240" draw:name="Content Placeholder 5" svg:x="6.96in" svg:y="3in" svg:width="5.2in" svg:height="3.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6" text:class-names="">Fifth level</text:span><text:span text:style-name="a2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5" draw:name="Date Placeholder 6" svg:x="8.71in" svg:y="6.86in" svg:width="3.58in" svg:height="0.39931in" presentation:class="date-time" presentation:placeholder="false">
        <draw:text-box>
          <text:p text:style-name="a244" text:class-names="" text:cond-style-name=""><text:span text:style-name="a241" text:class-names=""><text:date text:fixed="false" style:data-style-name="a242">7/20/22</text:date></text:span><text:span text:style-name="a243" text:class-names=""/></text:p>
        </draw:text-box>
        <svg:title/>
        <svg:desc/>
      </draw:frame>
      <draw:frame draw:id="id44" presentation:style-name="a248" draw:name="Footer Placeholder 7" svg:x="1.19in" svg:y="6.86in" svg:width="6.92in" svg:height="0.39931in" presentation:class="footer" presentation:placeholder="false">
        <draw:text-box>
          <text:p text:style-name="a247" text:class-names="" text:cond-style-name=""><text:span text:style-name="a246" text:class-names=""/></text:p>
        </draw:text-box>
        <svg:title/>
        <svg:desc/>
      </draw:frame>
      <draw:frame draw:id="id45" presentation:style-name="a252" draw:name="Slide Number Placeholder 8" svg:x="12.37in" svg:y="6.86in" svg:width="0.7in" svg:height="0.39931in" presentation:class="page-number" presentation:placeholder="false">
        <draw:text-box>
          <text:p text:style-name="a251" text:class-names="" text:cond-style-name=""><text:span text:style-name="a249" text:class-names=""><text:page-number style:num-format="1" text:fixed="false">‹#›</text:page-number></text:span><text:span text:style-name="a250" text:class-names=""/></text:p>
        </draw:text-box>
        <svg:title/>
        <svg:desc/>
      </draw:frame>
      <draw:frame draw:id="id46" presentation:style-name="a256" draw:name="Title 9" svg:x="1.17in" svg:y="0.53in" svg:width="11in" svg:height="1.76in" presentation:class="title" presentation:placeholder="false">
        <draw:text-box>
          <text:p text:style-name="a255" text:class-names="" text:cond-style-name=""><text:span text:style-name="a253" text:class-names="">Click to edit Master title style</text:span><text:span text:style-name="a254" text:class-names=""/></text:p>
        </draw:text-box>
        <svg:title/>
        <svg:desc/>
      </draw:frame>
    </style:master-page>
    <style:master-page style:name="Master1-Layout6-cust-Title-Only" style:page-layout-name="pageLayout1" draw:style-name="a257">
      <draw:frame draw:id="id47" draw:layer="Master1-bg" presentation:style-name="a262" draw:name="Date Placeholder 2" svg:x="8.71in" svg:y="6.86in" svg:width="3.58in" svg:height="0.39931in" presentation:class="date-time" presentation:placeholder="false">
        <draw:text-box>
          <text:p text:style-name="a261" text:class-names="" text:cond-style-name=""><text:span text:style-name="a258" text:class-names=""><text:date text:fixed="false" style:data-style-name="a259">7/20/22</text:date></text:span><text:span text:style-name="a260" text:class-names=""/></text:p>
        </draw:text-box>
        <svg:title/>
        <svg:desc/>
      </draw:frame>
      <draw:frame draw:id="id48" presentation:style-name="a265" draw:name="Footer Placeholder 3" svg:x="1.19in" svg:y="6.86in" svg:width="6.92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49" presentation:style-name="a269" draw:name="Slide Number Placeholder 4" svg:x="12.37in" svg:y="6.86in" svg:width="0.7in" svg:height="0.39931in" presentation:class="page-number" presentation:placeholder="false">
        <draw:text-box>
          <text:p text:style-name="a268" text:class-names="" text:cond-style-name=""><text:span text:style-name="a266" text:class-names=""><text:page-number style:num-format="1" text:fixed="false">‹#›</text:page-number></text:span><text:span text:style-name="a267" text:class-names=""/></text:p>
        </draw:text-box>
        <svg:title/>
        <svg:desc/>
      </draw:frame>
      <draw:frame draw:id="id50" presentation:style-name="a273" draw:name="Title 5" svg:x="1.17in" svg:y="0.53in" svg:width="11in" svg:height="1.76in" presentation:class="title" presentation:placeholder="false">
        <draw:text-box>
          <text:p text:style-name="a272" text:class-names="" text:cond-style-name=""><text:span text:style-name="a270" text:class-names="">Click to edit Master title style</text:span><text:span text:style-name="a271" text:class-names=""/></text:p>
        </draw:text-box>
        <svg:title/>
        <svg:desc/>
      </draw:frame>
    </style:master-page>
    <style:master-page style:name="Master1-Layout7-blank-Blank" style:page-layout-name="pageLayout1" draw:style-name="a274">
      <draw:frame draw:id="id51" draw:layer="Master1-bg" presentation:style-name="a279" draw:name="Date Placeholder 1" svg:x="8.71in" svg:y="6.86in" svg:width="3.58in" svg:height="0.39931in" presentation:class="date-time" presentation:placeholder="false">
        <draw:text-box>
          <text:p text:style-name="a278" text:class-names="" text:cond-style-name=""><text:span text:style-name="a275" text:class-names=""><text:date text:fixed="false" style:data-style-name="a276">7/20/22</text:date></text:span><text:span text:style-name="a277" text:class-names=""/></text:p>
        </draw:text-box>
        <svg:title/>
        <svg:desc/>
      </draw:frame>
      <draw:frame draw:id="id52" presentation:style-name="a282" draw:name="Footer Placeholder 2" svg:x="1.19in" svg:y="6.86in" svg:width="6.92in" svg:height="0.39931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53" presentation:style-name="a286" draw:name="Slide Number Placeholder 3" svg:x="12.37in" svg:y="6.86in" svg:width="0.7in" svg:height="0.39931in" presentation:class="page-number" presentation:placeholder="false">
        <draw:text-box>
          <text:p text:style-name="a285" text:class-names="" text:cond-style-name=""><text:span text:style-name="a283" text:class-names=""><text:page-number style:num-format="1" text:fixed="false">‹#›</text:page-number></text:span><text:span text:style-name="a284" text:class-names=""/></text:p>
        </draw:text-box>
        <svg:title/>
        <svg:desc/>
      </draw:frame>
    </style:master-page>
    <style:master-page style:name="Master1-Layout8-objTx-Content-with-Caption" style:page-layout-name="pageLayout1" draw:style-name="a287">
      <draw:custom-shape svg:x="9.08108in" svg:y="0in" svg:width="4.25225in" svg:height="7.5in" draw:id="id54" draw:style-name="a291" draw:name="Rectangle 7">
        <svg:title/>
        <svg:desc/>
        <text:p text:style-name="a289" text:class-names="" text:cond-style-name=""><text:span text:style-name="a2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295" draw:name="Title 1" svg:x="9.35in" svg:y="0.75in" svg:width="3.5in" svg:height="1.9in" presentation:class="title" presentation:placeholder="false">
        <draw:text-box>
          <text:p text:style-name="a294" text:class-names="" text:cond-style-name=""><text:span text:style-name="a292" text:class-names="">Click to edit Master title style</text:span><text:span text:style-name="a293" text:class-names=""/></text:p>
        </draw:text-box>
        <svg:title/>
        <svg:desc/>
      </draw:frame>
      <draw:frame draw:id="id56" presentation:style-name="a312" draw:name="Content Placeholder 2" svg:x="0.91667in" svg:y="0.75in" svg:width="7.34in" svg:height="5.49in" presentation:class="object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  <text:list text:style-name="a301">
            <text:list-item>
              <text:list text:style-name="a301">
                <text:list-item>
                  <text:p text:style-name="a300" text:class-names="" text:cond-style-name=""><text:span text:style-name="a299" text:class-names="">Second level</text:span></text:p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p text:style-name="a303" text:class-names="" text:cond-style-name=""><text:span text:style-name="a302" text:class-names="">Third level</text:span></text:p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p text:style-name="a306" text:class-names="" text:cond-style-name=""><text:span text:style-name="a3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list text:style-name="a311">
                            <text:list-item>
                              <text:p text:style-name="a310" text:class-names="" text:cond-style-name=""><text:span text:style-name="a308" text:class-names="">Fifth level</text:span><text:span text:style-name="a3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16" draw:name="Text Placeholder 3" svg:x="9.35in" svg:y="2.65in" svg:width="3.5in" svg:height="3.6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Click to edit Master text styles</text:span></text:p>
            </text:list-item>
          </text:list>
        </draw:text-box>
        <svg:title/>
        <svg:desc/>
      </draw:frame>
      <draw:frame draw:id="id58" presentation:style-name="a321" draw:name="Date Placeholder 4" svg:x="8.71in" svg:y="6.86in" svg:width="3.58in" svg:height="0.39931in" presentation:class="date-time" presentation:placeholder="false">
        <draw:text-box>
          <text:p text:style-name="a320" text:class-names="" text:cond-style-name=""><text:span text:style-name="a317" text:class-names=""><text:date text:fixed="false" style:data-style-name="a318">7/20/22</text:date></text:span><text:span text:style-name="a319" text:class-names=""/></text:p>
        </draw:text-box>
        <svg:title/>
        <svg:desc/>
      </draw:frame>
      <draw:frame draw:id="id59" presentation:style-name="a324" draw:name="Footer Placeholder 5" svg:x="1.19in" svg:y="6.86in" svg:width="6.92in" svg:height="0.39931in" presentation:class="footer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g draw:name="Group 8" draw:id="id60">
        <svg:title/>
        <svg:desc/>
        <draw:custom-shape svg:x="12.46908in" svg:y="6.81286in" svg:width="0.5in" svg:height="0.5in" draw:id="id62" draw:style-name="a332" draw:name="Oval 9">
          <svg:title/>
          <svg:desc/>
          <text:p text:style-name="a330" text:class-names="" text:cond-style-name=""><text:span text:style-name="a32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2.501in" svg:y="6.84479in" svg:width="0.43615in" svg:height="0.43615in" draw:id="id63" draw:style-name="a335" draw:name="Oval 10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61" presentation:style-name="a328" draw:name="Slide Number Placeholder 6" svg:x="12.37in" svg:y="6.86in" svg:width="0.7in" svg:height="0.39931in" presentation:class="page-number" presentation:placeholder="false">
        <draw:text-box>
          <text:p text:style-name="a327" text:class-names="" text:cond-style-name=""><text:span text:style-name="a325" text:class-names=""><text:page-number style:num-format="1" text:fixed="false">‹#›</text:page-number></text:span><text:span text:style-name="a326" text:class-names=""/></text:p>
        </draw:text-box>
        <svg:title/>
        <svg:desc/>
      </draw:frame>
    </style:master-page>
    <style:master-page style:name="Master1-Layout9-picTx-Picture-with-Caption" style:page-layout-name="pageLayout1" draw:style-name="a336">
      <draw:custom-shape svg:x="9.08108in" svg:y="0in" svg:width="4.25225in" svg:height="7.5in" draw:id="id64" draw:style-name="a340" draw:name="Rectangle 10">
        <svg:title/>
        <svg:desc/>
        <text:p text:style-name="a338" text:class-names="" text:cond-style-name=""><text:span text:style-name="a3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344" draw:name="Title 1" svg:x="9.35in" svg:y="0.75in" svg:width="3.5in" svg:height="1.9in" presentation:class="title" presentation:placeholder="false">
        <draw:text-box>
          <text:p text:style-name="a343" text:class-names="" text:cond-style-name=""><text:span text:style-name="a341" text:class-names="">Click to edit Master title style</text:span><text:span text:style-name="a342" text:class-names=""/></text:p>
        </draw:text-box>
        <svg:title/>
        <svg:desc/>
      </draw:frame>
      <draw:frame draw:id="id66" presentation:style-name="a348" draw:name="Picture Placeholder 2" svg:x="0in" svg:y="0in" svg:width="9.08108in" svg:height="7.5in" presentation:class="graphic" presentation:placeholder="false">
        <draw:text-box>
          <text:p text:style-name="a347" text:class-names="" text:cond-style-name=""><text:span text:style-name="a345" text:class-names="">Click icon to add picture</text:span><text:span text:style-name="a346" text:class-names=""/></text:p>
        </draw:text-box>
        <svg:title/>
        <svg:desc/>
      </draw:frame>
      <draw:frame draw:id="id67" presentation:style-name="a352" draw:name="Text Placeholder 3" svg:x="9.35in" svg:y="2.65in" svg:width="3.5in" svg:height="3.6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Click to edit Master text styles</text:span></text:p>
            </text:list-item>
          </text:list>
        </draw:text-box>
        <svg:title/>
        <svg:desc/>
      </draw:frame>
      <draw:frame draw:id="id68" presentation:style-name="a357" draw:name="Date Placeholder 4" svg:x="8.71in" svg:y="6.86in" svg:width="3.58in" svg:height="0.39931in" presentation:class="date-time" presentation:placeholder="false">
        <draw:text-box>
          <text:p text:style-name="a356" text:class-names="" text:cond-style-name=""><text:span text:style-name="a353" text:class-names=""><text:date text:fixed="false" style:data-style-name="a354">7/20/22</text:date></text:span><text:span text:style-name="a355" text:class-names=""/></text:p>
        </draw:text-box>
        <svg:title/>
        <svg:desc/>
      </draw:frame>
      <draw:g draw:name="Group 7" draw:id="id69">
        <svg:title/>
        <svg:desc/>
        <draw:custom-shape svg:x="12.46908in" svg:y="6.81286in" svg:width="0.5in" svg:height="0.5in" draw:id="id71" draw:style-name="a365" draw:name="Oval 8">
          <svg:title/>
          <svg:desc/>
          <text:p text:style-name="a363" text:class-names="" text:cond-style-name=""><text:span text:style-name="a36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2.501in" svg:y="6.84479in" svg:width="0.43615in" svg:height="0.43615in" draw:id="id72" draw:style-name="a368" draw:name="Oval 9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70" presentation:style-name="a361" draw:name="Slide Number Placeholder 6" svg:x="12.37in" svg:y="6.86in" svg:width="0.7in" svg:height="0.39931in" presentation:class="page-number" presentation:placeholder="false">
        <draw:text-box>
          <text:p text:style-name="a360" text:class-names="" text:cond-style-name=""><text:span text:style-name="a358" text:class-names=""><text:page-number style:num-format="1" text:fixed="false">‹#›</text:page-number></text:span><text:span text:style-name="a35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69">
      <draw:frame draw:id="id73" draw:layer="Master1-bg" presentation:style-name="a373" draw:name="Title 1" svg:x="1.17in" svg:y="0.53in" svg:width="11in" svg:height="1.76in" presentation:class="title" presentation:placeholder="false">
        <draw:text-box>
          <text:p text:style-name="a372" text:class-names="" text:cond-style-name=""><text:span text:style-name="a370" text:class-names="">Click to edit Master title style</text:span><text:span text:style-name="a371" text:class-names=""/></text:p>
        </draw:text-box>
        <svg:title/>
        <svg:desc/>
      </draw:frame>
      <draw:frame draw:id="id74" presentation:style-name="a390" draw:name="Vertical Text Placeholder 2" svg:x="1.17in" svg:y="2.32in" svg:width="11in" svg:height="4.43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ck to edit Master text styles</text:span></text:p>
            </text:list-item>
          </text:list>
          <text:list text:style-name="a379">
            <text:list-item>
              <text:list text:style-name="a379">
                <text:list-item>
                  <text:p text:style-name="a378" text:class-names="" text:cond-style-name=""><text:span text:style-name="a377" text:class-names="">Second level</text:span></text:p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p text:style-name="a381" text:class-names="" text:cond-style-name=""><text:span text:style-name="a380" text:class-names="">Third level</text:span></text:p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p text:style-name="a384" text:class-names="" text:cond-style-name=""><text:span text:style-name="a3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list text:style-name="a389">
                            <text:list-item>
                              <text:p text:style-name="a388" text:class-names="" text:cond-style-name=""><text:span text:style-name="a386" text:class-names="">Fifth level</text:span><text:span text:style-name="a3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395" draw:name="Date Placeholder 3" svg:x="8.71in" svg:y="6.86in" svg:width="3.58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>7/20/22</text:date></text:span><text:span text:style-name="a393" text:class-names=""/></text:p>
        </draw:text-box>
        <svg:title/>
        <svg:desc/>
      </draw:frame>
      <draw:frame draw:id="id76" presentation:style-name="a398" draw:name="Footer Placeholder 4" svg:x="1.19in" svg:y="6.86in" svg:width="6.92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77" presentation:style-name="a402" draw:name="Slide Number Placeholder 5" svg:x="12.37in" svg:y="6.86in" svg:width="0.7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>‹#›</text:page-number></text:span><text:span text:style-name="a400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403">
      <draw:frame draw:id="id78" draw:layer="Master1-bg" presentation:style-name="a407" draw:name="Vertical Title 1" svg:x="9.54167in" svg:y="0.58333in" svg:width="2.79167in" svg:height="6.16667in" presentation:class="title" presentation:placeholder="false">
        <draw:text-box>
          <text:p text:style-name="a406" text:class-names="" text:cond-style-name=""><text:span text:style-name="a404" text:class-names="">Click to edit Master title style</text:span><text:span text:style-name="a405" text:class-names=""/></text:p>
        </draw:text-box>
        <svg:title/>
        <svg:desc/>
      </draw:frame>
      <draw:frame draw:id="id79" presentation:style-name="a424" draw:name="Vertical Text Placeholder 2" svg:x="1.16667in" svg:y="0.58333in" svg:width="8.20833in" svg:height="6.16667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Click to edit Master text styles</text:span></text:p>
            </text:list-item>
          </text:list>
          <text:list text:style-name="a413">
            <text:list-item>
              <text:list text:style-name="a413">
                <text:list-item>
                  <text:p text:style-name="a412" text:class-names="" text:cond-style-name=""><text:span text:style-name="a411" text:class-names="">Second level</text:span></text:p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p text:style-name="a415" text:class-names="" text:cond-style-name=""><text:span text:style-name="a414" text:class-names="">Third level</text:span></text:p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p text:style-name="a418" text:class-names="" text:cond-style-name=""><text:span text:style-name="a4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list text:style-name="a423">
                            <text:list-item>
                              <text:p text:style-name="a422" text:class-names="" text:cond-style-name=""><text:span text:style-name="a420" text:class-names="">Fifth level</text:span><text:span text:style-name="a4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9" draw:name="Date Placeholder 3" svg:x="8.71in" svg:y="6.86in" svg:width="3.58in" svg:height="0.39931in" presentation:class="date-time" presentation:placeholder="false">
        <draw:text-box>
          <text:p text:style-name="a428" text:class-names="" text:cond-style-name=""><text:span text:style-name="a425" text:class-names=""><text:date text:fixed="false" style:data-style-name="a426">7/20/22</text:date></text:span><text:span text:style-name="a427" text:class-names=""/></text:p>
        </draw:text-box>
        <svg:title/>
        <svg:desc/>
      </draw:frame>
      <draw:frame draw:id="id81" presentation:style-name="a432" draw:name="Footer Placeholder 4" svg:x="1.19in" svg:y="6.86in" svg:width="6.92in" svg:height="0.39931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82" presentation:style-name="a436" draw:name="Slide Number Placeholder 5" svg:x="12.37in" svg:y="6.86in" svg:width="0.7in" svg:height="0.39931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>‹#›</text:page-number></text:span><text:span text:style-name="a43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Electronic devices</dc:title>
    <meta:initial-creator>sehaj dandiwal</meta:initial-creator>
    <dc:creator>sehaj dandiwal</dc:creator>
    <meta:creation-date>2022-07-19T19:13:08Z</meta:creation-date>
    <dc:date>2022-07-19T19:19:52Z</dc:date>
    <meta:editing-cycles>2</meta:editing-cycles>
  </office:meta>
</office:document-meta>
</file>